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2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669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font-style-asian="italic" style:font-style-complex="italic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6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style:text-underline-style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868cm" svg:height="3.063cm" svg:x="1.548cm" svg:y="0.555cm">
          <draw:text-box>
            <text:p text:style-name="P1"><text:span text:style-name="T1">The Epistle</text:span></text:p>
            <text:p text:style-name="P1"><text:span text:style-name="T2">1 John <text:s/>3:1–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5.146cm" svg:height="6.263cm" svg:x="1.27cm" svg:y="1.016cm">
          <draw:text-box>
            <text:p text:style-name="P4"><text:span text:style-name="T3">1</text:span><text:span text:style-name="T4">See what kind of love the Father has given to us, that we should be called children of God; and so we are. The reason why the world does not know us is that it did not know him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7" draw:layer="layout" svg:width="24.638cm" svg:height="6.475cm" svg:x="1.524cm" svg:y="0.891cm">
          <draw:text-box>
            <text:p text:style-name="P6"><text:span text:style-name="T3">2</text:span><text:span text:style-name="T4">Beloved, we are God’s children now, and what we will be has not yet appeared; but we know that when he appears we shall be like him, because we shall see him as he i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7" draw:layer="layout" svg:width="24.638cm" svg:height="3.257cm" svg:x="1.524cm" svg:y="0.891cm">
          <draw:text-box>
            <text:p text:style-name="P6"><text:span text:style-name="T3">3</text:span><text:span text:style-name="T4">And everyone who thus hopes in him purifies himself as he is pur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7T10:57:21.501000000</meta:creation-date>
    <dc:title>Hymn template</dc:title>
    <meta:editing-duration>PT12M15S</meta:editing-duration>
    <meta:editing-cycles>4</meta:editing-cycles>
    <meta:generator>LibreOffice/5.4.2.2$Windows_X86_64 LibreOffice_project/22b09f6418e8c2d508a9eaf86b2399209b0990f4</meta:generator>
    <meta:initial-creator>Arthur Hoch</meta:initial-creator>
    <dc:date>2017-11-02T12:53:46.674000000</dc:date>
    <meta:document-statistic meta:object-count="33"/>
    <meta:template xlink:type="simple" xlink:actuate="onRequest" xlink:title="Hymn template" xlink:href="../../AppData/Roaming/LibreOffice/4/user/template/Worship%20Templsates/Hymn%20template.otp" meta:date="2015-04-17T10:57:21.205000000"/>
  </office:meta>
</office:document-meta>
</file>